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mass</text:p>
          </table:table-cell>
          <table:table-cell office:value-type="float" office:value="1146.82" calcext:value-type="float">
            <text:p>1146.82</text:p>
          </table:table-cell>
          <table:table-cell table:formula="of:=[.$E$1]/[.$F$1]*[.D2]" office:value-type="float" office:value="0.0382273333333333" calcext:value-type="float">
            <text:p>0.0382273333</text:p>
          </table:table-cell>
          <table:table-cell table:formula="of:=[.E2]/1000" office:value-type="float" office:value="0.0000382273333333333" calcext:value-type="float">
            <text:p>3.822733333333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ment</text:p>
          </table:table-cell>
          <table:table-cell office:value-type="float" office:value="51529677.55" calcext:value-type="float">
            <text:p>51529677.55</text:p>
          </table:table-cell>
          <table:table-cell table:formula="of:=[.$E$1]/[.$F$1]*[.D3]" office:value-type="float" office:value="1717.65591833333" calcext:value-type="float">
            <text:p>1717.6559183333</text:p>
          </table:table-cell>
          <table:table-cell table:formula="of:=[.E3]/1000/1000000" office:value-type="float" office:value="0.00000171765591833333" calcext:value-type="float">
            <text:p>1.71765591833333E-06</text:p>
          </table:table-cell>
        </table:table-row>
        <table:table-row table:style-name="ro1">
          <table:table-cell table:number-columns-repeated="3"/>
          <table:table-cell office:value-type="float" office:value="34365956.29" calcext:value-type="float">
            <text:p>34365956.29</text:p>
          </table:table-cell>
          <table:table-cell table:formula="of:=[.$E$1]/[.$F$1]*[.D4]" office:value-type="float" office:value="1145.53187633333" calcext:value-type="float">
            <text:p>1145.5318763333</text:p>
          </table:table-cell>
          <table:table-cell table:formula="of:=[.E4]/1000/1000000" office:value-type="float" office:value="0.00000114553187633333" calcext:value-type="float">
            <text:p>1.14553187633333E-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sic0</text:p>
          </table:table-cell>
          <table:table-cell/>
          <table:table-cell office:value-type="string" calcext:value-type="string">
            <text:p>mass</text:p>
          </table:table-cell>
          <table:table-cell office:value-type="float" office:value="730.72" calcext:value-type="float">
            <text:p>730.72</text:p>
          </table:table-cell>
          <table:table-cell table:formula="of:=[.$E$1]/[.$F$1]*[.D6]" office:value-type="float" office:value="0.0243573333333333" calcext:value-type="float">
            <text:p>0.0243573333</text:p>
          </table:table-cell>
          <table:table-cell table:formula="of:=[.E6]/1000" office:value-type="float" office:value="0.0000243573333333333" calcext:value-type="float">
            <text:p>2.435733333333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ment</text:p>
          </table:table-cell>
          <table:table-cell office:value-type="float" office:value="21869480.59" calcext:value-type="float">
            <text:p>21869480.59</text:p>
          </table:table-cell>
          <table:table-cell table:formula="of:=[.$E$1]/[.$F$1]*[.D7]" office:value-type="float" office:value="728.982686333333" calcext:value-type="float">
            <text:p>728.9826863333</text:p>
          </table:table-cell>
          <table:table-cell table:formula="of:=[.E7]/1000/1000000" office:value-type="float" office:value="0.000000728982686333333" calcext:value-type="float">
            <text:p>0.000000729</text:p>
          </table:table-cell>
        </table:table-row>
        <table:table-row table:style-name="ro1">
          <table:table-cell table:number-columns-repeated="3"/>
          <table:table-cell office:value-type="float" office:value="16415142.92" calcext:value-type="float">
            <text:p>16415142.92</text:p>
          </table:table-cell>
          <table:table-cell table:formula="of:=[.$E$1]/[.$F$1]*[.D8]" office:value-type="float" office:value="547.171430666667" calcext:value-type="float">
            <text:p>547.1714306667</text:p>
          </table:table-cell>
          <table:table-cell table:formula="of:=[.E8]/1000/1000000" office:value-type="float" office:value="0.000000547171430666667" calcext:value-type="float">
            <text:p>5.47171430666667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1:27:59.053252766</meta:creation-date>
    <dc:date>2018-07-11T11:52:20.630494364</dc:date>
    <meta:editing-duration>PT14M11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